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9E0000002F92AE997C43A4EB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5839in"/>
    </style:style>
    <style:style style:name="co2" style:family="table-column">
      <style:table-column-properties fo:break-before="auto" style:column-width="2.902in"/>
    </style:style>
    <style:style style:name="co3" style:family="table-column">
      <style:table-column-properties fo:break-before="auto" style:column-width="1.2335in"/>
    </style:style>
    <style:style style:name="co4" style:family="table-column">
      <style:table-column-properties fo:break-before="auto" style:column-width="0.8984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602in" fo:break-before="auto" style:use-optimal-row-height="false"/>
    </style:style>
    <style:style style:name="ta1" style:family="table" style:master-page-name="PageStyle_5f_cotizacion-servicio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f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f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0.74pt solid #ffffff" fo:background-color="#00b0f0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a6a6a6" style:diagonal-bl-tr="none" style:diagonal-tl-br="none" fo:border-left="0.74pt solid #a6a6a6" fo:border-right="0.74pt solid #a6a6a6" style:rotation-align="none" fo:border-top="0.74pt solid #ffffff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fo:border-bottom="0.74pt solid #a6a6a6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0.74pt solid #a6a6a6" fo:border-right="0.74pt solid #a6a6a6" style:rotation-align="none" fo:border-top="non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order-bottom="none" fo:background-color="#dce6f2" style:diagonal-bl-tr="none" style:diagonal-tl-br="none" fo:border-left="0.74pt solid #a6a6a6" fo:border-right="0.74pt solid #a6a6a6" style:rotation-align="none" fo:border-top="non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order-bottom="0.74pt solid #a6a6a6" fo:background-color="#ffffff" style:diagonal-bl-tr="none" style:diagonal-tl-br="none" fo:border-left="0.74pt solid #a6a6a6" fo:border-right="0.74pt solid #a6a6a6" style:rotation-align="none" fo:border-top="non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order-bottom="0.74pt solid #a6a6a6" fo:background-color="#ffffff" style:diagonal-bl-tr="none" style:diagonal-tl-br="none" fo:border-left="none" fo:border-right="none" style:rotation-align="none" fo:border-top="none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2">
      <style:table-cell-properties fo:border-bottom="none" fo:background-color="#dce6f2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a6a6a6" fo:background-color="#ffffff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0" style:family="table-cell" style:parent-style-name="Default">
      <style:table-cell-properties fo:border-bottom="0.74pt solid #a6a6a6" style:diagonal-bl-tr="none" style:diagonal-tl-br="none" fo:border-left="none" fo:border-right="none" style:rotation-align="none" fo:border-top="none"/>
    </style:style>
    <style:style style:name="ce4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808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808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fo:border-bottom="0.74pt solid #a6a6a6" fo:background-color="#00b0f0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2">
      <style:table-cell-properties fo:border-bottom="none" fo:background-color="#dce6f2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2">
      <style:table-cell-properties fo:border-bottom="0.74pt solid #a6a6a6" fo:background-color="#ffffff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2">
      <style:table-cell-properties fo:border-bottom="none" fo:background-color="#dce6f2" style:diagonal-bl-tr="none" style:diagonal-tl-br="none" fo:border-left="0.74pt solid #a6a6a6" fo:border-right="0.74pt solid #a6a6a6" style:rotation-align="none" fo:border-top="0.74pt solid #a6a6a6"/>
    </style:style>
    <style:style style:name="ce49" style:family="table-cell" style:parent-style-name="Default" style:data-style-name="N2">
      <style:table-cell-properties fo:border-bottom="none" fo:background-color="#ffffff" style:diagonal-bl-tr="none" style:diagonal-tl-br="none" fo:border-left="0.74pt solid #a6a6a6" fo:border-right="0.74pt solid #a6a6a6" style:rotation-align="none" fo:border-top="none"/>
    </style:style>
    <style:style style:name="ce50" style:family="table-cell" style:parent-style-name="Default" style:data-style-name="N2">
      <style:table-cell-properties fo:border-bottom="0.74pt solid #a6a6a6" fo:background-color="#dce6f2" style:diagonal-bl-tr="none" style:diagonal-tl-br="none" fo:border-left="0.74pt solid #a6a6a6" fo:border-right="0.74pt solid #a6a6a6" style:rotation-align="none" fo:border-top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tizacion-servici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59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COTIZACIÓN</text:p>
          </table:table-cell>
          <table:covered-table-cell table:style-name="ce2"/>
          <table:table-cell table:style-name="ce28" office:value-type="string" calcext:value-type="string">
            <text:p>COTIZACIÓN Nº</text:p>
          </table:table-cell>
          <table:table-cell table:style-name="ce41" office:value-type="string" calcext:value-type="string">
            <text:p>[100]</text:p>
          </table:table-cell>
          <table:table-cell table:number-columns-repeated="60"/>
        </table:table-row>
        <table:table-row table:style-name="ro1">
          <table:covered-table-cell table:number-columns-repeated="2" table:style-name="ce2"/>
          <table:table-cell table:style-name="ce28" office:value-type="string" calcext:value-type="string">
            <text:p>FECHA</text:p>
          </table:table-cell>
          <table:table-cell table:style-name="ce42" office:value-type="date" office:date-value="2021-09-06" calcext:value-type="date">
            <text:p>9/6/2021</text:p>
          </table:table-cell>
          <table:table-cell table:number-columns-repeated="60"/>
        </table:table-row>
        <table:table-row table:style-name="ro2" table:number-rows-repeated="2">
          <table:table-cell table:style-name="ce3"/>
          <table:table-cell table:style-name="ce17"/>
          <table:table-cell table:style-name="ce3" table:number-columns-repeated="2"/>
          <table:table-cell table:number-columns-repeated="60"/>
        </table:table-row>
        <table:table-row table:style-name="ro2">
          <table:table-cell table:style-name="ce4" office:value-type="string" calcext:value-type="string">
            <text:p>Cubika Tinacos y Sisternas</text:p>
          </table:table-cell>
          <table:table-cell table:style-name="ce18"/>
          <table:table-cell table:style-name="ce29" office:value-type="string" calcext:value-type="string" table:number-columns-spanned="2" table:number-rows-spanned="1">
            <text:p>CLIENTE</text:p>
          </table:table-cell>
          <table:covered-table-cell table:style-name="ce43"/>
          <table:table-cell table:number-columns-repeated="60"/>
        </table:table-row>
        <table:table-row table:style-name="ro2">
          <table:table-cell table:style-name="ce4" office:value-type="string" calcext:value-type="string">
            <text:p>[Dirección]</text:p>
          </table:table-cell>
          <table:table-cell table:style-name="ce18"/>
          <table:table-cell table:style-name="ce30"/>
          <table:table-cell table:style-name="ce28" office:value-type="string" calcext:value-type="string">
            <text:p>[Nombre del cliente]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[Ciudad, estado <text:s/>código postal]</text:p>
          </table:table-cell>
          <table:table-cell table:style-name="ce18"/>
          <table:table-cell table:style-name="ce30"/>
          <table:table-cell table:style-name="ce28"/>
          <table:table-cell table:number-columns-repeated="60"/>
        </table:table-row>
        <table:table-row table:style-name="ro2">
          <table:table-cell table:style-name="ce4" office:value-type="string" calcext:value-type="string">
            <text:p>[Teléfono]</text:p>
          </table:table-cell>
          <table:table-cell table:style-name="ce18"/>
          <table:table-cell table:style-name="ce30"/>
          <table:table-cell table:style-name="ce28" office:value-type="string" calcext:value-type="string">
            <text:p>[Dirección]</text:p>
          </table:table-cell>
          <table:table-cell table:number-columns-repeated="60"/>
        </table:table-row>
        <table:table-row table:style-name="ro2">
          <table:table-cell table:style-name="ce4" office:value-type="string" calcext:value-type="string">
            <text:p>[email]</text:p>
          </table:table-cell>
          <table:table-cell table:style-name="ce18"/>
          <table:table-cell table:style-name="ce30"/>
          <table:table-cell table:style-name="ce28" office:value-type="string" calcext:value-type="string">
            <text:p>[Ciudad, estado <text:s/>código postal]</text:p>
          </table:table-cell>
          <table:table-cell table:number-columns-repeated="60"/>
        </table:table-row>
        <table:table-row table:style-name="ro2">
          <table:table-cell table:style-name="ce5"/>
          <table:table-cell table:style-name="ce17"/>
          <table:table-cell table:style-name="ce3"/>
          <table:table-cell table:style-name="ce28" office:value-type="string" calcext:value-type="string">
            <text:p>[Teléfono]</text:p>
          </table:table-cell>
          <table:table-cell table:number-columns-repeated="60"/>
        </table:table-row>
        <table:table-row table:style-name="ro2">
          <table:table-cell table:style-name="ce3" table:number-columns-repeated="4"/>
          <table:table-cell table:number-columns-repeated="60"/>
        </table:table-row>
        <table:table-row table:style-name="ro2">
          <table:table-cell table:style-name="ce6" office:value-type="string" calcext:value-type="string">
            <text:p>VENDEDOR</text:p>
          </table:table-cell>
          <table:table-cell table:style-name="ce19" office:value-type="string" calcext:value-type="string">
            <text:p>TRABAJO</text:p>
          </table:table-cell>
          <table:table-cell table:style-name="ce6" office:value-type="string" calcext:value-type="string">
            <text:p>FORMA DE PAGO</text:p>
          </table:table-cell>
          <table:table-cell table:style-name="ce6" office:value-type="string" calcext:value-type="string">
            <text:p>VENCIMIENTO</text:p>
          </table:table-cell>
          <table:table-cell table:style-name="ce8"/>
          <table:table-cell table:number-columns-repeated="59"/>
        </table:table-row>
        <table:table-row table:style-name="ro4">
          <table:table-cell table:style-name="ce7"/>
          <table:table-cell table:style-name="ce20"/>
          <table:table-cell table:style-name="ce7" table:number-columns-repeated="2"/>
          <table:table-cell table:number-columns-repeated="60"/>
        </table:table-row>
        <table:table-row table:style-name="ro1">
          <table:table-cell table:style-name="ce8" table:number-columns-repeated="4"/>
          <table:table-cell table:number-columns-repeated="60"/>
        </table:table-row>
        <table:table-row table:style-name="ro2">
          <table:table-cell table:style-name="ce9" office:value-type="string" calcext:value-type="string">
            <text:p>CANTIDAD</text:p>
          </table:table-cell>
          <table:table-cell table:style-name="ce21" office:value-type="string" calcext:value-type="string">
            <text:p>DESCRIPCIÓN</text:p>
          </table:table-cell>
          <table:table-cell table:style-name="ce31" office:value-type="string" calcext:value-type="string">
            <text:p>PRECIO UNITARIO</text:p>
          </table:table-cell>
          <table:table-cell table:style-name="ce44" office:value-type="string" calcext:value-type="string">
            <text:p>PRECIO TOTAL</text:p>
          </table:table-cell>
          <table:table-cell table:number-columns-repeated="60"/>
        </table:table-row>
        <table:table-row table:style-name="ro3">
          <table:table-cell table:style-name="ce10"/>
          <table:table-cell table:style-name="ce22"/>
          <table:table-cell table:style-name="ce32"/>
          <table:table-cell table:style-name="ce45" table:formula="of:=[.A16]*[.C16]" office:value-type="float" office:value="0" calcext:value-type="float">
            <text:p>0.00</text:p>
          </table:table-cell>
          <table:table-cell table:number-columns-repeated="60"/>
        </table:table-row>
        <table:table-row table:style-name="ro3">
          <table:table-cell table:style-name="ce11"/>
          <table:table-cell table:style-name="ce23"/>
          <table:table-cell table:style-name="ce33"/>
          <table:table-cell table:style-name="ce46" table:formula="of:=[.A17]*[.C17]" office:value-type="float" office:value="0" calcext:value-type="float">
            <text:p>0.00</text:p>
          </table:table-cell>
          <table:table-cell table:number-columns-repeated="60"/>
        </table:table-row>
        <table:table-row table:style-name="ro3">
          <table:table-cell table:style-name="ce10"/>
          <table:table-cell table:style-name="ce22"/>
          <table:table-cell table:style-name="ce32"/>
          <table:table-cell table:style-name="ce45" table:formula="of:=[.A18]*[.C18]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23"/>
          <table:table-cell table:style-name="ce34"/>
          <table:table-cell table:style-name="ce46" table:formula="of:=[.A19]*[.C19]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10"/>
          <table:table-cell table:style-name="ce22"/>
          <table:table-cell table:style-name="ce35"/>
          <table:table-cell table:style-name="ce45" table:formula="of:=[.A20]*[.C20]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23"/>
          <table:table-cell table:style-name="ce34"/>
          <table:table-cell table:style-name="ce46" table:formula="of:=[.A21]*[.C21]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10"/>
          <table:table-cell table:style-name="ce22"/>
          <table:table-cell table:style-name="ce35"/>
          <table:table-cell table:style-name="ce45" table:formula="of:=[.A22]*[.C22]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23"/>
          <table:table-cell table:style-name="ce34"/>
          <table:table-cell table:style-name="ce46" table:formula="of:=[.A23]*[.C23]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10"/>
          <table:table-cell table:style-name="ce22"/>
          <table:table-cell table:style-name="ce35"/>
          <table:table-cell table:style-name="ce45" table:formula="of:=[.A24]*[.C24]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23"/>
          <table:table-cell table:style-name="ce34"/>
          <table:table-cell table:style-name="ce46" table:formula="of:=[.A25]*[.C25]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10"/>
          <table:table-cell table:style-name="ce22"/>
          <table:table-cell table:style-name="ce35"/>
          <table:table-cell table:style-name="ce45" table:formula="of:=[.A26]*[.C26]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23"/>
          <table:table-cell table:style-name="ce34"/>
          <table:table-cell table:style-name="ce46" table:formula="of:=[.A27]*[.C27]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10"/>
          <table:table-cell table:style-name="ce22"/>
          <table:table-cell table:style-name="ce35"/>
          <table:table-cell table:style-name="ce45" table:formula="of:=[.A28]*[.C28]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23"/>
          <table:table-cell table:style-name="ce34"/>
          <table:table-cell table:style-name="ce46" table:formula="of:=[.A29]*[.C29]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10"/>
          <table:table-cell table:style-name="ce22"/>
          <table:table-cell table:style-name="ce35"/>
          <table:table-cell table:style-name="ce45" table:formula="of:=[.A30]*[.C30]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23"/>
          <table:table-cell table:style-name="ce34"/>
          <table:table-cell table:style-name="ce46" table:formula="of:=[.A31]*[.C31]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12"/>
          <table:table-cell table:style-name="ce24"/>
          <table:table-cell table:style-name="ce36"/>
          <table:table-cell table:style-name="ce47" table:formula="of:=[.A32]*[.C32]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3" table:number-columns-repeated="2"/>
          <table:table-cell table:style-name="ce27" office:value-type="string" calcext:value-type="string">
            <text:p>Neto $</text:p>
          </table:table-cell>
          <table:table-cell table:style-name="ce48" table:formula="of:=SUM([.D16:.D32])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3" table:number-columns-repeated="2"/>
          <table:table-cell table:style-name="ce37" office:value-type="string" calcext:value-type="string">
            <text:p>Impuestos $</text:p>
          </table:table-cell>
          <table:table-cell table:style-name="ce49" table:formula="of:=[.D33] *0.13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3" table:number-columns-repeated="2"/>
          <table:table-cell table:style-name="ce38" office:value-type="string" calcext:value-type="string">
            <text:p>Total $</text:p>
          </table:table-cell>
          <table:table-cell table:style-name="ce50" table:formula="of:=SUM([.D33:.D34])" office:value-type="float" office:value="0" calcext:value-type="float">
            <text:p>0.00</text:p>
          </table:table-cell>
          <table:table-cell table:number-columns-repeated="60"/>
        </table:table-row>
        <table:table-row table:style-name="ro2">
          <table:table-cell table:style-name="ce3" table:number-columns-repeated="2"/>
          <table:table-cell table:style-name="ce39"/>
          <table:table-cell table:number-columns-repeated="61"/>
        </table:table-row>
        <table:table-row table:style-name="ro2">
          <table:table-cell table:style-name="ce13" office:value-type="string" calcext:value-type="string">
            <text:p>Cotización hecha por:</text:p>
          </table:table-cell>
          <table:table-cell table:style-name="ce25"/>
          <table:table-cell table:style-name="ce40"/>
          <table:table-cell table:style-name="ce3"/>
          <table:table-cell table:number-columns-repeated="60"/>
        </table:table-row>
        <table:table-row table:style-name="ro2">
          <table:table-cell table:style-name="ce14" office:value-type="string" calcext:value-type="string" table:number-columns-spanned="4" table:number-rows-spanned="1">
            <text:p>Esta cotización, está sujeta a los siguientes términos y condiciones que se enuncian a continuación:</text:p>
          </table:table-cell>
          <table:covered-table-cell table:number-columns-repeated="3" table:style-name="ce26"/>
          <table:table-cell table:number-columns-repeated="60"/>
        </table:table-row>
        <table:table-row table:style-name="ro2">
          <table:table-cell table:style-name="ce15" office:value-type="string" calcext:value-type="string" table:number-columns-spanned="4" table:number-rows-spanned="1">
            <text:p/>
            <text:p>(Describir las condiciones relativas a estos precios y los términos adicionales del acuerdo.</text:p>
          </table:table-cell>
          <table:covered-table-cell table:number-columns-repeated="3" table:style-name="ce26"/>
          <table:table-cell table:number-columns-repeated="60"/>
        </table:table-row>
        <table:table-row table:style-name="ro2">
          <table:table-cell table:style-name="ce15" office:value-type="string" calcext:value-type="string" table:number-columns-spanned="4" table:number-rows-spanned="1">
            <text:p/>
            <text:p>Es posible que desees incluir contingencias que afectan a la cotización.)</text:p>
          </table:table-cell>
          <table:covered-table-cell table:number-columns-repeated="3" table:style-name="ce26"/>
          <table:table-cell table:number-columns-repeated="60"/>
        </table:table-row>
        <table:table-row table:style-name="ro2">
          <table:table-cell table:style-name="ce16" office:value-type="string" calcext:value-type="string" table:number-columns-spanned="2" table:number-rows-spanned="1">
            <text:p/>
            <text:p>Esta cotización es válida con firma y sello de aceptada:</text:p>
          </table:table-cell>
          <table:covered-table-cell table:style-name="ce27"/>
          <table:table-cell table:style-name="ce25" table:number-columns-repeated="2"/>
          <table:table-cell table:number-columns-repeated="60"/>
        </table:table-row>
        <table:table-row table:style-name="ro2">
          <table:table-cell table:style-name="ce3">
            <draw:frame draw:z-index="0" draw:name="3 Imagen" draw:style-name="gr1" draw:text-style-name="P1" svg:width="1.4437in" svg:height="0.5528in" svg:x="0in" svg:y="0.1685in">
              <draw:image xlink:href="Pictures/100002010000009E0000002F92AE997C43A4EBA3.png" xlink:type="simple" xlink:show="embed" xlink:actuate="onLoad" draw:mime-type="image/png">
                <text:p/>
              </draw:image>
            </draw:frame>
          </table:table-cell>
          <table:table-cell table:style-name="ce3" table:number-columns-repeated="3"/>
          <table:table-cell table:number-columns-repeated="60"/>
        </table:table-row>
        <table:table-row table:style-name="ro2" table:number-rows-repeated="3">
          <table:table-cell table:style-name="ce3" table:number-columns-repeated="4"/>
          <table:table-cell table:number-columns-repeated="60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2" table:number-rows-spanned="1">
            <text:p>Gracias por hacer negocios con nosotros!</text:p>
          </table:table-cell>
          <table:covered-table-cell table:style-name="ce27"/>
          <table:table-cell table:number-columns-repeated="60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tizacion-servicios" style:display-name="PageStyle_cotizacion-servic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tilla de Cotizacion de servicios</dc:title>
    <dc:subject>Descargado desde:  facturacionweb.site</dc:subject>
    <meta:initial-creator>Obed Alvarado</meta:initial-creator>
    <meta:print-date>2016-09-24T03:05:05</meta:print-date>
    <meta:creation-date>2016-09-24T02:11:38</meta:creation-date>
    <dc:date>2021-08-06T17:58:47.271215878</dc:date>
    <meta:generator>LibreOffice/7.1.4.2$Linux_X86_64 LibreOffice_project/10$Build-2</meta:generator>
    <meta:editing-duration>PT2M15S</meta:editing-duration>
    <meta:editing-cycles>1</meta:editing-cycles>
    <meta:document-statistic meta:table-count="1" meta:cell-count="52" meta:object-count="1"/>
    <meta:user-defined meta:name="AppVersion">14.0300</meta:user-defined>
    <meta:user-defined meta:name="OOXMLCorePropertyCategory">Plantillas excel</meta:user-defined>
  </office:meta>
</office:document-meta>
</file>